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style:font-size-asian="84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PEN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hard Riener</meta:initial-creator>
    <meta:creation-date>2008-10-12T16:19:37</meta:creation-date>
    <meta:document-statistic meta:table-count="0" meta:image-count="0" meta:object-count="0" meta:page-count="1" meta:paragraph-count="1" meta:word-count="1" meta:character-count="7"/>
    <dc:date>2008-10-12T16:20:57</dc:date>
    <dc:creator>Gerhard Riener</dc:creator>
    <meta:editing-duration>PT00H01M20S</meta:editing-duration>
    <meta:editing-cycles>1</meta:editing-cycles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